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Consolas, Monaco, Menlo, Consolas,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6.524cm" table:align="left"/>
    </style:style>
    <style:style style:name="Table1.A" style:family="table-column">
      <style:table-column-properties style:column-width="0.686cm"/>
    </style:style>
    <style:style style:name="Table1.B" style:family="table-column">
      <style:table-column-properties style:column-width="25.837cm"/>
    </style:style>
    <style:style style:name="Table1.A1" style:family="table-cell">
      <style:table-cell-properties style:vertical-align="middle" fo:padding="0cm" fo:border="none"/>
    </style:style>
    <style:style style:name="Table2" style:family="table">
      <style:table-properties style:width="26.524cm" table:align="left"/>
    </style:style>
    <style:style style:name="Table2.A" style:family="table-column">
      <style:table-column-properties style:column-width="0.686cm"/>
    </style:style>
    <style:style style:name="Table2.B" style:family="table-column">
      <style:table-column-properties style:column-width="25.837cm"/>
    </style:style>
    <style:style style:name="Table2.A1" style:family="table-cell">
      <style:table-cell-properties style:vertical-align="middle" fo:padding="0cm" fo:border="none"/>
    </style:style>
    <style:style style:name="Table3" style:family="table">
      <style:table-properties style:width="26.289cm" table:align="left"/>
    </style:style>
    <style:style style:name="Table3.A" style:family="table-column">
      <style:table-column-properties style:column-width="0.452cm"/>
    </style:style>
    <style:style style:name="Table3.B" style:family="table-column">
      <style:table-column-properties style:column-width="25.837cm"/>
    </style:style>
    <style:style style:name="Table3.A1" style:family="table-cell">
      <style:table-cell-properties style:vertical-align="middle" fo:padding="0cm" fo:border="none"/>
    </style:style>
    <style:style style:name="Table4" style:family="table">
      <style:table-properties style:width="28.586cm" table:align="left"/>
    </style:style>
    <style:style style:name="Table4.A" style:family="table-column">
      <style:table-column-properties style:column-width="0.686cm"/>
    </style:style>
    <style:style style:name="Table4.B" style:family="table-column">
      <style:table-column-properties style:column-width="27.899cm"/>
    </style:style>
    <style:style style:name="Table4.A1" style:family="table-cell">
      <style:table-cell-properties style:vertical-align="middle" fo:padding="0cm" fo:border="none"/>
    </style:style>
    <style:style style:name="Table5" style:family="table">
      <style:table-properties style:width="32.531cm" table:align="left"/>
    </style:style>
    <style:style style:name="Table5.A" style:family="table-column">
      <style:table-column-properties style:column-width="0.452cm"/>
    </style:style>
    <style:style style:name="Table5.B" style:family="table-column">
      <style:table-column-properties style:column-width="32.08cm"/>
    </style:style>
    <style:style style:name="Table5.A1" style:family="table-cell">
      <style:table-cell-properties style:vertical-align="middle" fo:padding="0cm" fo:border="none"/>
    </style:style>
    <style:style style:name="Table6" style:family="table">
      <style:table-properties style:width="8.689cm" table:align="left"/>
    </style:style>
    <style:style style:name="Table6.A" style:family="table-column">
      <style:table-column-properties style:column-width="0.452cm"/>
    </style:style>
    <style:style style:name="Table6.B" style:family="table-column">
      <style:table-column-properties style:column-width="8.237cm"/>
    </style:style>
    <style:style style:name="Table6.A1" style:family="table-cell">
      <style:table-cell-properties style:vertical-align="middle" fo:padding="0cm" fo:border="none"/>
    </style:style>
    <style:style style:name="Table7" style:family="table">
      <style:table-properties style:width="10.707cm" table:align="left"/>
    </style:style>
    <style:style style:name="Table7.A" style:family="table-column">
      <style:table-column-properties style:column-width="0.686cm"/>
    </style:style>
    <style:style style:name="Table7.B" style:family="table-column">
      <style:table-column-properties style:column-width="10.021cm"/>
    </style:style>
    <style:style style:name="Table7.A1" style:family="table-cell">
      <style:table-cell-properties style:vertical-align="middle" fo:padding="0cm" fo:border="none"/>
    </style:style>
    <style:style style:name="P1" style:family="paragraph" style:parent-style-name="Standard">
      <style:text-properties officeooo:rsid="000de1c0" officeooo:paragraph-rsid="000de1c0"/>
    </style:style>
    <style:style style:name="P2" style:family="paragraph" style:parent-style-name="Standard">
      <style:text-properties fo:font-size="12pt" officeooo:rsid="000de1c0" officeooo:paragraph-rsid="000de1c0" style:font-size-asian="10.5pt" style:font-size-complex="12pt"/>
    </style:style>
    <style:style style:name="P3" style:family="paragraph" style:parent-style-name="Standard">
      <style:text-properties fo:font-size="12pt" style:text-underline-style="none" fo:font-weight="normal" officeooo:rsid="000de1c0" officeooo:paragraph-rsid="000de1c0"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de1c0" officeooo:paragraph-rsid="000de1c0" fo:background-color="#000000" style:font-size-asian="10.5pt" style:font-weight-asian="normal" style:font-size-complex="12pt" style:font-weight-complex="normal"/>
    </style:style>
    <style:style style:name="P5" style:family="paragraph" style:parent-style-name="Standard">
      <style:text-properties fo:font-size="14pt" style:text-underline-style="solid" style:text-underline-width="auto" style:text-underline-color="font-color" fo:font-weight="bold" officeooo:rsid="000de1c0" officeooo:paragraph-rsid="000de1c0" style:font-size-asian="14pt" style:font-weight-asian="bold" style:font-size-complex="14pt" style:font-weight-complex="bold"/>
    </style:style>
    <style:style style:name="P6" style:family="paragraph" style:parent-style-name="Standard">
      <style:text-properties fo:color="#ef413d" fo:font-size="12pt" officeooo:rsid="000de1c0" officeooo:paragraph-rsid="000de1c0" fo:background-color="transparent" style:font-size-asian="10.5pt" style:font-size-complex="12pt"/>
    </style:style>
    <style:style style:name="P7" style:family="paragraph" style:parent-style-name="Standard">
      <style:text-properties fo:color="#ef413d" fo:font-size="12pt" officeooo:rsid="00108350" officeooo:paragraph-rsid="00108350" fo:background-color="transparent" style:font-size-asian="10.5pt" style:font-size-complex="12pt"/>
    </style:style>
    <style:style style:name="P8" style:family="paragraph" style:parent-style-name="Standard">
      <style:text-properties fo:color="#ef413d" fo:font-size="12pt" officeooo:rsid="000de1c0" officeooo:paragraph-rsid="000de1c0" style:font-size-asian="10.5pt" style:font-size-complex="12pt"/>
    </style:style>
    <style:style style:name="P9" style:family="paragraph" style:parent-style-name="Standard">
      <style:text-properties fo:color="#ef413d" fo:font-size="12pt" style:text-underline-style="none" fo:font-weight="normal" officeooo:rsid="000de1c0" officeooo:paragraph-rsid="000de1c0" fo:background-color="transparent" style:font-size-asian="10.5pt" style:font-weight-asian="normal" style:font-size-complex="12pt" style:font-weight-complex="normal"/>
    </style:style>
    <style:style style:name="P10" style:family="paragraph" style:parent-style-name="Standard">
      <style:text-properties fo:color="#ef413d" fo:font-size="12pt" style:text-underline-style="none" fo:font-weight="normal" officeooo:rsid="000de1c0" officeooo:paragraph-rsid="000de1c0" fo:background-color="#fff200" style:font-size-asian="10.5pt" style:font-weight-asian="normal" style:font-size-complex="12pt" style:font-weight-complex="normal"/>
    </style:style>
    <style:style style:name="P11" style:family="paragraph" style:parent-style-name="Standard">
      <style:text-properties style:use-window-font-color="true" fo:font-size="12pt" style:text-underline-style="none" fo:font-weight="normal" officeooo:rsid="00108350" officeooo:paragraph-rsid="00108350" fo:background-color="transparent" style:font-size-asian="10.5pt" style:font-weight-asian="normal" style:font-size-complex="12pt" style:font-weight-complex="normal"/>
    </style:style>
    <style:style style:name="P12" style:family="paragraph" style:parent-style-name="Standard">
      <style:text-properties style:use-window-font-color="true" fo:font-size="12pt" style:text-underline-style="none" fo:font-weight="normal" officeooo:rsid="00108350" officeooo:paragraph-rsid="00138ebb" fo:background-color="transparent" style:font-size-asian="10.5pt" style:font-weight-asian="normal" style:font-size-complex="12pt" style:font-weight-complex="normal"/>
    </style:style>
    <style:style style:name="P13" style:family="paragraph" style:parent-style-name="Standard">
      <style:text-properties style:use-window-font-color="true" fo:font-size="12pt" style:text-underline-style="none" fo:font-weight="normal" officeooo:rsid="000e7d28" officeooo:paragraph-rsid="000e7d28" fo:background-color="#fff200" style:font-size-asian="10.5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inherit" fo:font-size="13.5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inherit" fo:font-size="13.5pt" fo:letter-spacing="normal" fo:font-style="normal" fo:font-weight="bold" loext:padding="0cm" loext:border="none"/>
    </style:style>
    <style:style style:name="P17"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fo:color="#666666" style:font-name="inherit" fo:font-size="10.5pt" fo:font-weight="normal" loext:padding="0cm" loext:border="none"/>
    </style:style>
    <style:style style:name="P18"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inherit" fo:font-size="10.5pt" fo:font-weight="normal" loext:padding="0cm" loext:border="none"/>
    </style:style>
    <style:style style:name="P19"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loext:padding="0cm" loext:border="none"/>
    </style:style>
    <style:style style:name="P2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color="#808080" loext:padding="0cm" loext:border="none"/>
    </style:style>
    <style:style style:name="P21" style:family="paragraph" style:parent-style-name="Text_20_body">
      <style:paragraph-properties fo:margin-left="0.053cm" fo:margin-right="0.053cm" fo:margin-top="0cm" fo:margin-bottom="0cm" loext:contextual-spacing="false" fo:orphans="2" fo:widows="2" fo:text-indent="0cm" style:auto-text-indent="false" fo:padding="0cm" fo:border="none"/>
    </style:style>
    <style:style style:name="P22" style:family="paragraph" style:parent-style-name="Heading_20_2">
      <style:paragraph-properties fo:margin-left="0.053cm" fo:margin-right="0.053cm" fo:margin-top="0cm" fo:margin-bottom="0cm" loext:contextual-spacing="false" fo:orphans="2" fo:widows="2" fo:text-indent="0cm" style:auto-text-indent="false" fo:padding="0cm" fo:border="none"/>
    </style:style>
    <style:style style:name="P23" style:family="paragraph" style:parent-style-name="Heading_20_1">
      <style:text-properties fo:color="#555555" style:text-line-through-style="none" style:text-line-through-type="none" style:font-name="inherit" fo:font-size="14pt" fo:letter-spacing="-0.026cm" style:text-underline-style="solid" style:text-underline-width="auto" style:text-underline-color="font-color" fo:font-weight="bold" officeooo:rsid="000e7d28" officeooo:paragraph-rsid="000e7d28" style:text-blinking="false" fo:background-color="#fff200" style:font-size-asian="14pt" style:font-weight-asian="bold" style:font-size-complex="14pt" style:font-weight-complex="bold"/>
    </style:style>
    <style:style style:name="P24" style:family="paragraph" style:parent-style-name="Text_20_body">
      <style:paragraph-properties fo:margin-left="0cm" fo:margin-right="0.265cm" fo:orphans="2" fo:widows="2" fo:text-indent="0cm" style:auto-text-indent="false"/>
      <style:text-properties fo:text-transform="uppercase" fo:color="#666666" style:text-line-through-style="none" style:text-line-through-type="none" fo:letter-spacing="normal" style:text-underline-style="none" style:text-blinking="false" loext:padding="0cm" loext:border="none"/>
    </style:style>
    <style:style style:name="P2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053cm" fo:margin-right="0.053cm" fo:margin-top="0cm" fo:margin-bottom="0cm" loext:contextual-spacing="false" fo:orphans="2" fo:widows="2" fo:text-indent="0cm" style:auto-text-indent="false" fo:padding="0cm" fo:border="none"/>
      <style:text-properties fo:font-variant="normal" fo:text-transform="none" fo:color="#555555" style:font-name="inherit" fo:font-size="14pt" fo:letter-spacing="normal" fo:font-style="normal" style:text-underline-style="solid" style:text-underline-width="auto" style:text-underline-color="font-color" fo:font-weight="bold" style:font-size-asian="14pt" style:font-weight-asian="bold" style:font-size-complex="14pt" style:font-weight-complex="bold" loext:padding="0cm" loext:border="none"/>
    </style:style>
    <style:style style:name="P27" style:family="paragraph" style:parent-style-name="Text_20_body" style:list-style-name="L2">
      <style:paragraph-properties fo:margin-left="0.053cm" fo:margin-right="0.053cm" fo:margin-top="0cm" fo:margin-bottom="0cm" loext:contextual-spacing="false" fo:orphans="2" fo:widows="2" fo:text-indent="0cm" style:auto-text-indent="false" fo:padding="0cm" fo:border="none"/>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8pt" style:text-underline-style="solid" style:text-underline-width="auto" style:text-underline-color="font-color" fo:font-weight="bold" officeooo:rsid="00138ebb" style:font-size-asian="18pt" style:font-weight-asian="bold" style:font-size-complex="18pt"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7d28" style:font-weight-asian="normal" style:font-weight-complex="normal"/>
    </style:style>
    <style:style style:name="T5" style:family="text">
      <style:text-properties style:text-underline-style="none" fo:font-weight="normal" fo:background-color="#fff200" loext:char-shading-value="0" style:font-weight-asian="normal" style:font-weight-complex="normal"/>
    </style:style>
    <style:style style:name="T6" style:family="text">
      <style:text-properties style:text-underline-style="none" fo:font-weight="normal" officeooo:rsid="000e7d28" fo:background-color="#fff200" loext:char-shading-value="0" style:font-weight-asian="normal" style:font-weight-complex="normal"/>
    </style:style>
    <style:style style:name="T7" style:family="text">
      <style:text-properties style:text-underline-style="none" fo:font-weight="normal" fo:background-color="transparent" loext:char-shading-value="0" style:font-weight-asian="normal" style:font-weight-complex="normal"/>
    </style:style>
    <style:style style:name="T8" style:family="text">
      <style:text-properties fo:color="#ef413d" style:text-underline-style="none" fo:font-weight="normal" fo:background-color="transparent" loext:char-shading-value="0" style:font-weight-asian="normal" style:font-weight-complex="normal"/>
    </style:style>
    <style:style style:name="T9" style:family="text">
      <style:text-properties fo:color="#ef413d" style:text-underline-style="none" fo:font-weight="normal" style:font-weight-asian="normal" style:font-weight-complex="normal"/>
    </style:style>
    <style:style style:name="T10" style:family="text">
      <style:text-properties fo:color="#ef413d" style:text-underline-style="none" fo:font-weight="normal" fo:background-color="#fff200" loext:char-shading-value="0" style:font-weight-asian="normal" style:font-weight-complex="normal"/>
    </style:style>
    <style:style style:name="T11" style:family="text">
      <style:text-properties fo:color="#ed1c24" style:text-underline-style="none" fo:font-weight="normal" fo:background-color="#fff200" loext:char-shading-value="0" style:font-weight-asian="normal" style:font-weight-complex="normal"/>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inherit" fo:font-size="10.5pt" fo:font-weight="normal"/>
    </style:style>
    <style:style style:name="T14" style:family="text">
      <style:text-properties fo:font-variant="normal" fo:text-transform="none" fo:color="#555555" style:font-name="inherit" fo:font-size="13.5pt" fo:letter-spacing="normal" fo:font-style="normal" fo:font-weight="normal" loext:padding="0cm" loext:border="none"/>
    </style:style>
    <style:style style:name="T15" style:family="text">
      <style:text-properties fo:font-variant="normal" fo:text-transform="none" fo:color="#555555" style:font-name="inherit" fo:font-size="13.5pt" fo:letter-spacing="normal" fo:font-style="normal" fo:font-weight="bold" loext:padding="0cm" loext:border="none"/>
    </style:style>
    <style:style style:name="T16" style:family="text">
      <style:text-properties fo:font-variant="normal" fo:text-transform="none" fo:color="#555555" style:font-name="inherit" fo:font-size="13.5pt" fo:letter-spacing="normal" fo:font-style="italic" fo:font-weight="normal" loext:padding="0cm" loext:border="none"/>
    </style:style>
    <style:style style:name="T17" style:family="text">
      <style:text-properties fo:font-variant="normal" fo:text-transform="none" fo:color="#555555" style:font-name="inherit" fo:font-size="14pt" fo:letter-spacing="normal" fo:font-style="normal" style:text-underline-style="solid" style:text-underline-width="auto" style:text-underline-color="font-color" fo:font-weight="bold" style:font-size-asian="14pt" style:font-weight-asian="bold" style:font-size-complex="14pt" style:font-weight-complex="bold" loext:padding="0cm" loext:border="none"/>
    </style:style>
    <style:style style:name="T18" style:family="text">
      <style:text-properties fo:font-variant="normal" fo:text-transform="none" fo:color="#ef7623" style:text-line-through-style="none" style:text-line-through-type="none" style:font-name="inherit" fo:font-size="13.5pt" fo:letter-spacing="normal" fo:font-style="normal" style:text-underline-style="none" fo:font-weight="normal" style:text-blinking="false" loext:padding="0cm" loext:border="none"/>
    </style:style>
    <style:style style:name="T19" style:family="text">
      <style:text-properties fo:font-variant="normal" fo:text-transform="none" fo:color="#e96900" style:font-name="Source Code Pro" fo:font-size="13.5pt" fo:letter-spacing="normal" fo:font-style="normal" fo:font-weight="normal" fo:background-color="#f8f8f8" loext:char-shading-value="0" loext:padding="0cm" loext:border="none"/>
    </style:style>
    <style:style style:name="T20" style:family="text">
      <style:text-properties fo:font-variant="normal" fo:text-transform="none" fo:color="#e96900" style:font-name="Source Code Pro" fo:font-size="13.5pt" fo:letter-spacing="normal" fo:font-style="normal" fo:font-weight="bold" fo:background-color="#f8f8f8" loext:char-shading-value="0" loext:padding="0cm" loext:border="none"/>
    </style:style>
    <style:style style:name="T21" style:family="text">
      <style:text-properties fo:font-variant="normal" fo:text-transform="none" fo:color="#e96900" style:font-name="Source Code Pro" fo:font-size="14pt" fo:letter-spacing="normal" fo:font-style="normal" style:text-underline-style="solid" style:text-underline-width="auto" style:text-underline-color="font-color" fo:font-weight="bold" fo:background-color="#f8f8f8" loext:char-shading-value="0" style:font-size-asian="14pt" style:font-weight-asian="bold" style:font-size-complex="14pt" style:font-weight-complex="bold" loext:padding="0cm" loext:border="none"/>
    </style:style>
    <style:style style:name="T22" style:family="text">
      <style:text-properties fo:color="#cc7832"/>
    </style:style>
    <style:style style:name="T23" style:family="text">
      <style:text-properties fo:color="#cc7832" style:font-name="inherit" fo:font-size="10.5pt" fo:font-weight="normal"/>
    </style:style>
    <style:style style:name="T24" style:family="text">
      <style:text-properties fo:color="#ffc66d"/>
    </style:style>
    <style:style style:name="T25" style:family="text">
      <style:text-properties fo:color="#ffc66d" style:font-name="inherit" fo:font-size="10.5pt" fo:font-weight="normal"/>
    </style:style>
    <style:style style:name="T26" style:family="text">
      <style:text-properties fo:color="#6897bb" style:font-name="inherit" fo:font-size="10.5pt" fo:font-weight="normal"/>
    </style:style>
    <style:style style:name="T27" style:family="text">
      <style:text-properties fo:color="#6a8759" style:font-name="inherit" fo:font-size="10.5pt" fo:font-weight="normal"/>
    </style:style>
    <style:style style:name="T28" style:family="text">
      <style:text-properties fo:color="#808080" style:font-name="inherit" fo:font-size="10.5pt" fo:font-weight="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0"/><text:tab/><text:tab/><text:tab/> <text:s text:c="10"/><text:span text:style-name="T1">GDB Documents</text:span></text:p>
      <text:p text:style-name="P3"/>
      <text:p text:style-name="P5">GDB in virtualqueue</text:p>
      <text:p text:style-name="P3"/>
      <text:p text:style-name="P3"><text:tab/></text:p>
      <text:p text:style-name="P3">1. GDB in process id-</text:p>
      <text:p text:style-name="P3"><text:tab/></text:p>
      <text:p text:style-name="P3"><text:tab/>When virtualqueue service is running then run command</text:p>
      <text:p text:style-name="P2"><text:span text:style-name="T3"><text:tab/><text:tab/></text:span><text:span text:style-name="T9">virtualqueue -vvvvvvvvvvvvvr</text:span></text:p>
      <text:p text:style-name="P8"><text:span text:style-name="T3"><text:tab/><text:tab/></text:span><text:span text:style-name="T7">[root@CMS-Cloud-Testing-206 src]# virtualqueue -vvvr</text:span></text:p>
      <text:p text:style-name="P9"><text:tab/><text:tab/>==================================================</text:p>
      <text:p text:style-name="P9"><text:tab/><text:tab/>WELCOME TO CZENTRIX VIRTUAL QUEUE INTERFACE</text:p>
      <text:p text:style-name="P6"><text:span text:style-name="T3"><text:tab/><text:tab/>Connected to Virtual Queue 1.0.4 currently running on CMS-Cloud-Testing-206 (</text:span><text:span text:style-name="T5">pid = 3</text:span><text:span text:style-name="T6">3674</text:span><text:span text:style-name="T3">)</text:span></text:p>
      <text:p text:style-name="P3"><text:tab/></text:p>
      <text:p text:style-name="P3"><text:tab/>from here also we can get process id like 34384 or we can use command </text:p>
      <text:p text:style-name="P3"><text:tab/><text:tab/>ps -ef | grep virtualqueue</text:p>
      <text:p text:style-name="P3"/>
      <text:p text:style-name="P2"><text:span text:style-name="T3"><text:tab/><text:tab/></text:span><text:span text:style-name="T8">[root@CMS-Cloud-Testing-206 src]# ps -ef | grep virtual</text:span></text:p>
      <text:p text:style-name="P9"><text:tab/><text:tab/>root <text:s text:c="5"/>33672 <text:s text:c="5"/>1 <text:s/>0 16:47 pts/3 <text:s text:c="3"/>00:00:00 /bin/sh /usr/sbin/safe_virtualqueue</text:p>
      <text:p text:style-name="P6"><text:span text:style-name="T3"><text:tab/><text:tab/></text:span><text:span text:style-name="T11">root <text:s text:c="5"/>33674 <text:s/>33672 <text:s/>0 16:47 pts/3 <text:s text:c="3"/>00:00:00 /usr/sbin/virtualqueue -c</text:span></text:p>
      <text:p text:style-name="P9"><text:tab/><text:tab/>root <text:s text:c="5"/>34122 <text:s/>31091 <text:s/>0 16:52 pts/0 <text:s text:c="3"/>00:00:00 grep virtual</text:p>
      <text:p text:style-name="P4"/>
      <text:p text:style-name="P3"><text:tab/>gdb -p 12345(process_id)</text:p>
      <text:p text:style-name="P2"><text:span text:style-name="T3"><text:tab/><text:tab/>[root@CMS-Cloud-Testing-206 src]# gdp -p </text:span><text:span text:style-name="T4">33674</text:span></text:p>
      <text:p text:style-name="P3"><text:tab/></text:p>
      <text:p text:style-name="P3"><text:tab/>then use <text:s/>p <text:s/>(breakpoint)</text:p>
      <text:p text:style-name="P3"><text:tab/><text:tab/></text:p>
      <text:p text:style-name="P3"><text:tab/></text:p>
      <text:p text:style-name="P3"><text:tab/>give the function name where want to add breakpoint like-</text:p>
      <text:p text:style-name="P3"><text:tab/><text:tab/></text:p>
      <text:p text:style-name="P2"><text:span text:style-name="T3"><text:tab/><text:tab/></text:span><text:span text:style-name="T10">(gdb) b vagent_exec_cbk</text:span></text:p>
      <text:p text:style-name="P10"/>
      <text:p text:style-name="P7"><text:span text:style-name="T3"><text:s/></text:span><text:span text:style-name="T12"><text:s/>we can also use bt for check the flow of code like-</text:span></text:p>
      <text:p text:style-name="P11"><text:tab/></text:p>
      <text:p text:style-name="P11">(gdb) bt</text:p>
      <text:p text:style-name="P11">#0 <text:s/>vagent_exec_cbk (info=0x7f8f40071d70) at vagent.c:361</text:p>
      <text:p text:style-name="P11">#1 <text:s/>0x0000000000416077 in process_vqmessage (data=0x7f8f24000b00, m=0x7f8f40071d70) at subscriber.c:127</text:p>
      <text:p text:style-name="P11">#2 <text:s/>0x0000000000416579 in retrieve_from_subscriber_q (data=0x7872e0) at subscriber.c:240</text:p>
      <text:p text:style-name="P11">#3 <text:s/>0x0000003eb5e077f1 in start_thread () from /lib64/libpthread.so.0</text:p>
      <text:p text:style-name="P11">#4 <text:s/>0x0000003eb5ae570d in clone () from /lib64/libc.so.6</text:p>
      <text:p text:style-name="P11"/>
      <text:p text:style-name="P11"/>
      <text:p text:style-name="P12"><text:tab/><text:tab/></text:p>
      <text:p text:style-name="P12"/>
      <text:p text:style-name="P12"/>
      <text:p text:style-name="P12"/>
      <text:p text:style-name="P12"/>
      <text:p text:style-name="P12"/>
      <text:p text:style-name="P12"/>
      <text:p text:style-name="P12"/>
      <text:p text:style-name="P12"><text:soft-page-break/><text:tab/><text:tab/><text:span text:style-name="T2">Asterisk</text:span></text:p>
      <text:p text:style-name="P11"><text:tab/></text:p>
      <text:p text:style-name="P11"/>
      <text:h text:style-name="P23" text:outline-level="1">Analyzing asterisk coredumps with gdb</text:h>
      <text:p text:style-name="P24"/>
      <text:p text:style-name="P15"><text:span text:style-name="T14">If you have been using an asterisk solution for some time, you probably know that asterisk </text:span><text:span text:style-name="Emphasis"><text:span text:style-name="T16">may</text:span></text:span><text:span text:style-name="T14"> crash (yes, it happens!).<text:line-break/>And when it crashes (and if you </text:span><text:a xlink:type="simple" xlink:href="https://wiki.asterisk.org/wiki/display/AST/Getting+a+Backtrace" office:target-frame-name="_blank" xlink:show="new" text:style-name="Internet_20_link" text:visited-style-name="Visited_20_Internet_20_Link"><text:span text:style-name="T18">have configured it</text:span></text:a><text:span text:style-name="T14">) asterisk will write a coredump file.</text:span></text:p>
      <text:p text:style-name="P15"><text:span text:style-name="T14">Having been using asterisk in our solution for quite some time (since version 1.4 of asterisk till 13.17.2 in our last LTS Version XiVO Polaris) and having deployed it at hundreds of customers, we have been and still are confronted, from time to time, to an asterisk </text:span><text:span text:style-name="Emphasis"><text:span text:style-name="T16">crash</text:span></text:span><text:span text:style-name="T14">.</text:span></text:p>
      <text:p text:style-name="P14">When an asterisk crash occurs we basically try to answer 2 questions :</text:p>
      <text:list xml:id="list1068807909" text:style-name="L1">
        <text:list-item>
          <text:p text:style-name="P25"><text:span text:style-name="T14">What went wrong ? that is </text:span><text:span text:style-name="Emphasis"><text:span text:style-name="T16">How can we palliate it ?</text:span></text:span></text:p>
        </text:list-item>
        <text:list-item>
          <text:p text:style-name="P25"><text:span text:style-name="T14">What did trigger the crash ? that is </text:span><text:span text:style-name="Emphasis"><text:span text:style-name="T16">How can we reproduce it</text:span></text:span><text:span text:style-name="T14"> or </text:span><text:span text:style-name="Emphasis"><text:span text:style-name="T16">prevent it ?</text:span></text:span></text:p>
        </text:list-item>
      </text:list>
      <text:p text:style-name="P21"><text:span text:style-name="T14">In this little article we will try to show via an example how one can use </text:span><text:span text:style-name="Source_20_Text"><text:span text:style-name="T19">gdb</text:span></text:span><text:span text:style-name="T14"> to analyze the asterisk core dump and try to answer these 2 questions.</text:span></text:p>
      <text:p text:style-name="P15"><text:span text:style-name="T14">To analyze an asterisk coredump you’ll need </text:span><text:span text:style-name="Source_20_Text"><text:span text:style-name="T19">gdb</text:span></text:span><text:span text:style-name="T14"> utility and the asterisk program in the exact same version that crashed, plus the asterisk debugging symbols (for a xivo it is described </text:span><text:a xlink:type="simple" xlink:href="https://documentation.xivo.solutions/en/2017.11/contributing/debug_asterisk.html#precondition" office:target-frame-name="_blank" xlink:show="new" text:style-name="Internet_20_link" text:visited-style-name="Visited_20_Internet_20_Link"><text:span text:style-name="T18">here</text:span></text:a><text:span text:style-name="T14">).</text:span></text:p>
      <text:h text:style-name="P22" text:outline-level="2"><text:bookmark text:name="Some-gdb-basics"/><text:span text:style-name="T17">Some </text:span><text:span text:style-name="Source_20_Text"><text:span text:style-name="T21">gdb</text:span></text:span><text:span text:style-name="T17"> basics</text:span></text:h>
      <text:p text:style-name="P26"/>
      <text:p text:style-name="P21"><text:span text:style-name="T14">First step is to open the coredump: </text:span><text:span text:style-name="Source_20_Text"><text:span text:style-name="T19">gdb asterisk &lt;core file&gt;</text:span></text:span></text:p>
      <text:p text:style-name="P14">It will display a lot of information ending by:</text:p>
      <text:p text:style-name="P14"/>
      <table:table table:name="Table1" table:style-name="Table1">
        <table:table-column table:style-name="Table1.A"/>
        <table:table-column table:style-name="Table1.B"/>
        <table:table-row>
          <table:table-cell table:style-name="Table1.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able:table-cell>
          <table:table-cell table:style-name="Table1.A1" office:value-type="string">
            <text:p text:style-name="P18">...</text:p>
            <text:p text:style-name="P18">[New LWP 8725]</text:p>
            <text:p text:style-name="P18">[New LWP 8731]</text:p>
            <text:p text:style-name="P18">[New LWP 8756]</text:p>
            <text:p text:style-name="P18">[New LWP 8758]</text:p>
            <text:p text:style-name="P18">[New LWP 8927]</text:p>
            <text:p text:style-name="P18">[Thread debugging using libthread_db enabled]</text:p>
            <text:p text:style-name="P18">Using host libthread_db library "/lib/x86_64-linux-gnu/libthread_db.so.1".</text:p>
            <text:p text:style-name="P18">Core was generated by `/usr/sbin/asterisk -g -U asterisk'.</text:p>
            <text:p text:style-name="P18">Program terminated with signal SIGSEGV, Segmentation fault.</text:p>
            <text:p text:style-name="P18">#0 0x00007f2d45ab6029 in handle_hangup (userdata=0x19198d0, sub=&lt;optimized out&gt;, msg=&lt;optimized out&gt;) at app_queue.c:7321</text:p>
            <text:p text:style-name="P18">7321 app_queue.c: No such file or directory.</text:p>
          </table:table-cell>
        </table:table-row>
      </table:table>
      <text:p text:style-name="P21"><text:span text:style-name="T14">From this output you understand that the crash occured in </text:span><text:span text:style-name="Source_20_Text"><text:span text:style-name="T19">app_queue.c</text:span></text:span><text:span text:style-name="T14">.</text:span></text:p>
      <text:p text:style-name="P21"><text:span text:style-name="T14">Next step is to display the backtrace. In gdb you use the </text:span><text:span text:style-name="Source_20_Text"><text:span text:style-name="T19">bt</text:span></text:span><text:span text:style-name="T14"> command:</text:span></text:p>
      <table:table table:name="Table2" table:style-name="Table2">
        <table:table-column table:style-name="Table2.A"/>
        <table:table-column table:style-name="Table2.B"/>
        <text:soft-page-break/>
        <table:table-row>
          <table:table-cell table:style-name="Table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able:table-cell>
          <table:table-cell table:style-name="Table2.A1" office:value-type="string">
            <text:p text:style-name="P18">(gdb) bt</text:p>
            <text:p text:style-name="P18">#0 0x00007f2d45ab6029 in handle_hangup (userdata=0x19198d0, sub=&lt;optimized out&gt;, msg=&lt;optimized out&gt;) at app_queue.c:7321</text:p>
            <text:p text:style-name="P18">#1 0x00000000005bdb88 in router_dispatch (data=0x1e05da0, sub=0x18673b0, message=0x185eb90) at stasis_message_router.c:201</text:p>
            <text:p text:style-name="P18">#2 0x00000000005b226a in subscription_invoke (message=0x185eb90, sub=0x18673b0) at stasis.c:434</text:p>
            <text:p text:style-name="P18">#3 dispatch_exec_async (local=&lt;optimized out&gt;) at stasis.c:715</text:p>
            <text:p text:style-name="P18">#4 0x00000000005ca2c8 in ast_taskprocessor_execute (tps=tps@entry=0x18c5b20) at taskprocessor.c:963</text:p>
            <text:p text:style-name="P18">#5 0x00000000005d144e in execute_tasks (data=0x18c5b20) at threadpool.c:1322</text:p>
            <text:p text:style-name="P18">#6 0x00000000005ca21d in ast_taskprocessor_execute (tps=0x149e120) at taskprocessor.c:965</text:p>
            <text:p text:style-name="P18">#7 0x00000000005d1cc0 in threadpool_execute (pool=0x14a2870) at threadpool.c:351</text:p>
            <text:p text:style-name="P18">#8 worker_active (worker=0x7f2d880012e0) at threadpool.c:1105</text:p>
            <text:p text:style-name="P18">#9 worker_start (arg=arg@entry=0x7f2d880012e0) at threadpool.c:1024</text:p>
            <text:p text:style-name="P18">#10 0x00000000005db26c in dummy_start (data=&lt;optimized out&gt;) at utils.c:1235</text:p>
            <text:p text:style-name="P18">#11 0x00007f2d9eabe064 in start_thread () from /lib/x86_64-linux-gnu/libpthread.so.0</text:p>
            <text:p text:style-name="P18">#12 0x00007f2d9dda662d in clone () from /lib/x86_64-linux-gnu/libc.so.6</text:p>
          </table:table-cell>
        </table:table-row>
      </table:table>
      <text:p text:style-name="P21"><text:span text:style-name="T14">It displays the last function calls in the thread that crashed.<text:line-break/>Then you can display details of last frame (corresponding to line #0) with the command </text:span><text:span text:style-name="Source_20_Text"><text:span text:style-name="T19">frame</text:span></text:span><text:span text:style-name="T14">:</text:span></text:p>
      <table:table table:name="Table3" table:style-name="Table3">
        <table:table-column table:style-name="Table3.A"/>
        <table:table-column table:style-name="Table3.B"/>
        <table:table-row>
          <table:table-cell table:style-name="Table3.A1" office:value-type="string">
            <text:p text:style-name="P17">1</text:p>
            <text:p text:style-name="P17">2</text:p>
            <text:p text:style-name="P17">3</text:p>
          </table:table-cell>
          <table:table-cell table:style-name="Table3.A1" office:value-type="string">
            <text:p text:style-name="P18">(gdb) frame</text:p>
            <text:p text:style-name="P18">#0 0x00007f2d45ab6029 in handle_hangup (userdata=0x19198d0, sub=&lt;optimized out&gt;, msg=&lt;optimized out&gt;) at app_queue.c:7321</text:p>
            <text:p text:style-name="P18">7321 in app_queue.c</text:p>
          </table:table-cell>
        </table:table-row>
      </table:table>
      <text:p text:style-name="P21"><text:span text:style-name="T14">Which is basically what </text:span><text:span text:style-name="Source_20_Text"><text:span text:style-name="T19">gdb</text:span></text:span><text:span text:style-name="T14"> told us when opening the coredump.</text:span></text:p>
      <text:h text:style-name="P16" text:outline-level="2"><text:bookmark text:name="Link-towards-code"/>Link towards code</text:h>
      <text:p text:style-name="P21"><text:span text:style-name="T14">Our last command in </text:span><text:span text:style-name="Source_20_Text"><text:span text:style-name="T19">gdb</text:span></text:span><text:span text:style-name="T14"> showed us that the crash happened at line 7321 of </text:span><text:span text:style-name="Source_20_Text"><text:span text:style-name="T19">app_queue.c</text:span></text:span><text:span text:style-name="T14"> in function </text:span><text:span text:style-name="Source_20_Text"><text:span text:style-name="T19">handle_hangup()</text:span></text:span><text:span text:style-name="T14">. One can look at the code (for an asterisk shipped by xivo you need to download the source via </text:span><text:span text:style-name="Source_20_Text"><text:span text:style-name="T19">apt-get source asterisk</text:span></text:span><text:span text:style-name="T14"> to have all the patches applied):</text:span></text:p>
      <table:table table:name="Table4" table:style-name="Table4">
        <table:table-column table:style-name="Table4.A"/>
        <table:table-column table:style-name="Table4.B"/>
        <table:table-row>
          <table:table-cell table:style-name="Table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text:soft-page-break/>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able:table-cell>
          <table:table-cell table:style-name="Table4.A1" office:value-type="string">
            <text:p text:style-name="P18"><text:span text:style-name="T22">static</text:span> <text:span text:style-name="T22">void</text:span> <text:span text:style-name="T24">handle_hangup</text:span>(<text:span text:style-name="T22">void</text:span> *userdata, struct stasis_subscription *sub,</text:p>
            <text:p text:style-name="P18">struct stasis_message *msg)</text:p>
            <text:p text:style-name="P18">{</text:p>
            <text:p text:style-name="P19"><text:s text:c="2"/><text:span text:style-name="T23">struct</text:span><text:span text:style-name="T13"> </text:span><text:span text:style-name="T25">queue_stasis_data</text:span><text:span text:style-name="T13"> *</text:span><text:span text:style-name="T25">queue_data</text:span><text:span text:style-name="T13"> = </text:span><text:span text:style-name="T25">userdata</text:span><text:span text:style-name="T13">;</text:span></text:p>
            <text:p text:style-name="P19"><text:s text:c="2"/><text:span text:style-name="T23">struct</text:span><text:span text:style-name="T13"> </text:span><text:span text:style-name="T25">ast_channel_blob</text:span><text:span text:style-name="T13"> *</text:span><text:span text:style-name="T25">channel_blob</text:span><text:span text:style-name="T13"> = </text:span><text:span text:style-name="T25">stasis_message_data</text:span><text:span text:style-name="T13">(</text:span><text:span text:style-name="T25">msg</text:span><text:span text:style-name="T13">);</text:span></text:p>
            <text:p text:style-name="P19"><text:s text:c="2"/><text:span text:style-name="T13">RAII_VAR(struct ast_channel_snapshot *, caller_snapshot, </text:span><text:span text:style-name="T26">NULL</text:span><text:span text:style-name="T13">, ao2_cleanup);</text:span></text:p>
            <text:p text:style-name="P19"><text:s text:c="2"/><text:span text:style-name="T13">RAII_VAR(struct ast_channel_snapshot *, member_snapshot, </text:span><text:span text:style-name="T26">NULL</text:span><text:span text:style-name="T13">, ao2_cleanup);</text:span></text:p>
            <text:p text:style-name="P19"><text:s text:c="2"/><text:span text:style-name="T13">RAII_VAR(struct ast_channel *, chan, </text:span><text:span text:style-name="T26">NULL</text:span><text:span text:style-name="T13">, ao2_cleanup);</text:span></text:p>
            <text:p text:style-name="P19"><text:s text:c="2"/><text:span text:style-name="T23">enum</text:span><text:span text:style-name="T13"> agent_complete_reason reason;</text:span></text:p>
            <text:p text:style-name="P19"><text:s text:c="2"/><text:span text:style-name="T13">ao2_lock(queue_data);</text:span></text:p>
            <text:p text:style-name="P19"><text:s text:c="2"/><text:span text:style-name="T23">if</text:span><text:span text:style-name="T13"> (queue_data-&gt;dying) {</text:span></text:p>
            <text:p text:style-name="P19"><text:s text:c="4"/><text:span text:style-name="T13">ao2_unlock(queue_data);</text:span></text:p>
            <text:p text:style-name="P19"><text:s text:c="4"/><text:span text:style-name="T23">return</text:span><text:span text:style-name="T13">;</text:span></text:p>
            <text:p text:style-name="P19"><text:s text:c="2"/><text:span text:style-name="T13">}</text:span></text:p>
            <text:p text:style-name="P19"><text:s text:c="2"/><text:span text:style-name="T23">if</text:span><text:span text:style-name="T13"> (!strcmp(channel_blob-&gt;snapshot-&gt;uniqueid, queue_data-&gt;caller_uniqueid)) {</text:span></text:p>
            <text:p text:style-name="P19"><text:s text:c="4"/><text:span text:style-name="T13">reason = CALLER;</text:span></text:p>
            <text:p text:style-name="P19"><text:s text:c="2"/><text:span text:style-name="T13">} </text:span><text:span text:style-name="T23">else</text:span><text:span text:style-name="T13"> </text:span><text:span text:style-name="T23">if</text:span><text:span text:style-name="T13"> (!strcmp(channel_blob-&gt;snapshot-&gt;uniqueid, queue_data-&gt;member_uniqueid)) {</text:span></text:p>
            <text:p text:style-name="P19"><text:s text:c="4"/><text:span text:style-name="T13">reason = AGENT;</text:span></text:p>
            <text:p text:style-name="P19"><text:s text:c="2"/><text:span text:style-name="T13">} </text:span><text:span text:style-name="T23">else</text:span><text:span text:style-name="T13"> {</text:span></text:p>
            <text:p text:style-name="P19"><text:s text:c="4"/><text:span text:style-name="T13">ao2_unlock(queue_data);</text:span></text:p>
            <text:p text:style-name="P19"><text:s text:c="4"/><text:span text:style-name="T23">return</text:span><text:span text:style-name="T13">;</text:span></text:p>
            <text:p text:style-name="P19"><text:s text:c="2"/><text:span text:style-name="T13">}</text:span></text:p>
            <text:p text:style-name="P19"><text:s text:c="2"/><text:span text:style-name="T13">chan = ast_channel_get_by_name(channel_blob-&gt;snapshot-&gt;name);</text:span></text:p>
            <text:p text:style-name="P19"><text:s text:c="2"/><text:span text:style-name="T23">if</text:span><text:span text:style-name="T13"> (chan &amp;&amp; (ast_channel_has_role(chan, AST_TRANSFERER_ROLE_NAME) ||</text:span></text:p>
            <text:p text:style-name="P19"><text:s text:c="6"/><text:span text:style-name="T13">!ast_strlen_zero(pbx_builtin_getvar_helper(chan, </text:span><text:span text:style-name="T27">"ATTENDEDTRANSFER"</text:span><text:span text:style-name="T13">)) ||</text:span></text:p>
            <text:p text:style-name="P19"><text:s text:c="6"/><text:span text:style-name="T13">!ast_strlen_zero(pbx_builtin_getvar_helper(chan, </text:span><text:span text:style-name="T27">"BLINDTRANSFER"</text:span><text:span text:style-name="T13">)))) {</text:span></text:p>
            <text:p text:style-name="P19"><text:s text:c="4"/><text:span text:style-name="T28">/* Channel that is hanging up is doing it as part of a transfer.</text:span></text:p>
            <text:p text:style-name="P20"><text:s text:c="4"/><text:span text:style-name="T13">* We'll get a transfer event later</text:span></text:p>
            <text:p text:style-name="P20"><text:soft-page-break/><text:s text:c="4"/><text:span text:style-name="T13">*/</text:span></text:p>
            <text:p text:style-name="P19"><text:s text:c="4"/><text:span text:style-name="T13">ao2_unlock(queue_data);</text:span></text:p>
            <text:p text:style-name="P19"><text:s text:c="4"/><text:span text:style-name="T23">return</text:span><text:span text:style-name="T13">;</text:span></text:p>
            <text:p text:style-name="P19"><text:s text:c="2"/><text:span text:style-name="T13">}</text:span></text:p>
            <text:p text:style-name="P19"><text:s text:c="2"/><text:span text:style-name="T13">caller_snapshot = ast_channel_snapshot_get_latest(queue_data-&gt;caller_uniqueid);</text:span></text:p>
            <text:p text:style-name="P19"><text:s text:c="2"/><text:span text:style-name="T13">member_snapshot = ast_channel_snapshot_get_latest(queue_data-&gt;member_uniqueid);</text:span></text:p>
            <text:p text:style-name="P19"><text:s text:c="2"/><text:span text:style-name="T13">ao2_unlock(queue_data);</text:span></text:p>
            <text:p text:style-name="P19"><text:s text:c="2"/><text:span text:style-name="T13">ast_debug(</text:span><text:span text:style-name="T26">3</text:span><text:span text:style-name="T13">, </text:span><text:span text:style-name="T27">"Detected hangup of queue %s channel %s\n"</text:span><text:span text:style-name="T13">, reason == CALLER ? </text:span><text:span text:style-name="T27">"caller"</text:span><text:span text:style-name="T13"> : </text:span><text:span text:style-name="T27">"member"</text:span><text:span text:style-name="T13">,</text:span></text:p>
            <text:p text:style-name="P19"><text:s text:c="2"/><text:span text:style-name="T13">channel_blob-&gt;snapshot-&gt;name);</text:span></text:p>
            <text:p text:style-name="P19"><text:s text:c="2"/><text:span text:style-name="T13">ast_queue_log(queue_data-&gt;queue-&gt;name, caller_snapshot-&gt;uniqueid, queue_data-&gt;member-&gt;membername,</text:span></text:p>
            <text:p text:style-name="P19"><text:s text:c="16"/><text:span text:style-name="T13">reason == CALLER ? </text:span><text:span text:style-name="T27">"COMPLETECALLER"</text:span><text:span text:style-name="T13"> : </text:span><text:span text:style-name="T27">"COMPLETEAGENT"</text:span><text:span text:style-name="T13">, </text:span><text:span text:style-name="T27">"%ld|%ld|%d"</text:span><text:span text:style-name="T13">,</text:span></text:p>
            <text:p text:style-name="P19"><text:s text:c="16"/><text:span text:style-name="T13">(</text:span><text:span text:style-name="T23">long</text:span><text:span text:style-name="T13">) (queue_data-&gt;starttime - queue_data-&gt;holdstart),</text:span></text:p>
            <text:p text:style-name="P19"><text:s text:c="16"/><text:span text:style-name="T13">(</text:span><text:span text:style-name="T23">long</text:span><text:span text:style-name="T13">) (time(</text:span><text:span text:style-name="T26">NULL</text:span><text:span text:style-name="T13">) - queue_data-&gt;starttime), queue_data-&gt;caller_pos);</text:span></text:p>
            <text:p text:style-name="P19"><text:s text:c="2"/><text:span text:style-name="T13">update_queue(queue_data-&gt;queue, queue_data-&gt;member, queue_data-&gt;callcompletedinsl,</text:span></text:p>
            <text:p text:style-name="P19"><text:s text:c="15"/><text:span text:style-name="T13">time(</text:span><text:span text:style-name="T26">NULL</text:span><text:span text:style-name="T13">) - queue_data-&gt;starttime);</text:span></text:p>
            <text:p text:style-name="P19"><text:s text:c="2"/><text:span text:style-name="T13">send_agent_complete(queue_data-&gt;queue-&gt;name, caller_snapshot, member_snapshot, queue_data-&gt;member,</text:span></text:p>
            <text:p text:style-name="P19"><text:s text:c="22"/><text:span text:style-name="T13">queue_data-&gt;holdstart, queue_data-&gt;starttime, queue_data-&gt;caller_uniqueid, queue_data-&gt;queue-&gt;wrapuptime, reason);</text:span></text:p>
            <text:p text:style-name="P19"><text:s text:c="2"/><text:span text:style-name="T13">remove_stasis_subscriptions(queue_data);</text:span></text:p>
            <text:p text:style-name="P18">}</text:p>
          </table:table-cell>
        </table:table-row>
      </table:table>
      <text:p text:style-name="P21"><text:span text:style-name="T14">Real line #7321 is line #46 in our extract: we therefore learn that it crashed when calling </text:span><text:span text:style-name="Source_20_Text"><text:span text:style-name="T19">ast_queue_log()</text:span></text:span><text:span text:style-name="T14"> function using structures queue_data and caller_snapshot.</text:span></text:p>
      <text:p text:style-name="P21"><text:span text:style-name="T14">What is interesting with </text:span><text:span text:style-name="Source_20_Text"><text:span text:style-name="T19">gdb</text:span></text:span><text:span text:style-name="T14"> is that you can display further details about the frame (like local variables in the function):</text:span></text:p>
      <table:table table:name="Table5" table:style-name="Table5">
        <table:table-column table:style-name="Table5.A"/>
        <table:table-column table:style-name="Table5.B"/>
        <table:table-row>
          <table:table-cell table:style-name="Table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able:table-cell>
          <table:table-cell table:style-name="Table5.A1" office:value-type="string">
            <text:p text:style-name="P18">(gdb) info frame</text:p>
            <text:p text:style-name="P18">Stack level 0, frame at 0x7f2d3adc1cb0:</text:p>
            <text:p text:style-name="P19"><text:s/><text:span text:style-name="T13">rip = 0x7f2d45ab6029 in handle_hangup (app_queue.c:7321); saved rip = 0x5bdb88</text:span></text:p>
            <text:p text:style-name="P19"><text:s/><text:span text:style-name="T13">called by frame at 0x7f2d3adc1ce0</text:span></text:p>
            <text:p text:style-name="P19"><text:s/><text:span text:style-name="T13">source language c.</text:span></text:p>
            <text:p text:style-name="P19"><text:s/><text:span text:style-name="T13">Arglist at 0x7f2d3adc1c48, args: userdata=0x19198d0, sub=&lt;optimized out&gt;, msg=&lt;optimized out&gt;</text:span></text:p>
            <text:p text:style-name="P19"><text:s/><text:span text:style-name="T13">Locals at 0x7f2d3adc1c48, Previous frame's sp is 0x7f2d3adc1cb0</text:span></text:p>
            <text:p text:style-name="P19"><text:s/><text:span text:style-name="T13">Saved registers:</text:span></text:p>
            <text:p text:style-name="P19"><text:s text:c="2"/><text:span text:style-name="T13">rbx at 0x7f2d3adc1c78, rbp at 0x7f2d3adc1c80, r12 at 0x7f2d3adc1c88, r13 at 0x7f2d3adc1c90, r14 at 0x7f2d3adc1c98, r15 at 0x7f2d3adc1ca0, rip at 0x7f2d3adc1ca8</text:span></text:p>
          </table:table-cell>
        </table:table-row>
      </table:table>
      <text:p text:style-name="P21"><text:span text:style-name="T14">And here with </text:span><text:span text:style-name="Source_20_Text"><text:span text:style-name="T19">info locals</text:span></text:span><text:span text:style-name="T14"> command we display local variables values at execution time:</text:span></text:p>
      <table:table table:name="Table6" table:style-name="Table6">
        <table:table-column table:style-name="Table6.A"/>
        <table:table-column table:style-name="Table6.B"/>
        <table:table-row>
          <table:table-cell table:style-name="Table6.A1" office:value-type="string">
            <text:p text:style-name="P17">1</text:p>
            <text:p text:style-name="P17">2</text:p>
            <text:p text:style-name="P17">3</text:p>
            <text:p text:style-name="P17">4</text:p>
            <text:p text:style-name="P17">5</text:p>
            <text:p text:style-name="P17">6</text:p>
            <text:p text:style-name="P17">7</text:p>
            <text:p text:style-name="P17">8</text:p>
          </table:table-cell>
          <table:table-cell table:style-name="Table6.A1" office:value-type="string">
            <text:p text:style-name="P18">(gdb) info locals</text:p>
            <text:p text:style-name="P18">queue_data = 0x19198d0</text:p>
            <text:p text:style-name="P18">channel_blob = &lt;optimized out&gt;</text:p>
            <text:p text:style-name="P18">caller_snapshot = 0x0</text:p>
            <text:p text:style-name="P18">member_snapshot = 0x7f2d7401b898</text:p>
            <text:p text:style-name="P18">chan = 0x0</text:p>
            <text:p text:style-name="P18">reason = CALLER</text:p>
            <text:p text:style-name="P18">__PRETTY_FUNCTION__ = "handle_hangup"</text:p>
          </table:table-cell>
        </table:table-row>
      </table:table>
      <text:p text:style-name="P15"><text:span text:style-name="T14">And here we see that </text:span><text:span text:style-name="Source_20_Text"><text:span text:style-name="T19">caller_snapshot</text:span></text:span><text:span text:style-name="T14"> and </text:span><text:span text:style-name="Source_20_Text"><text:span text:style-name="T19">chan</text:span></text:span><text:span text:style-name="T14"> are </text:span><text:span text:style-name="Strong_20_Emphasis"><text:span text:style-name="T15">NULL</text:span></text:span><text:span text:style-name="T14"> (line 4 and 6 of our extract)! This is most probably the cause of our crash.</text:span></text:p>
      <text:h text:style-name="P22" text:outline-level="2"><text:bookmark text:name="More-information-with-gdb"/><text:soft-page-break/><text:span text:style-name="T15">More information with </text:span><text:span text:style-name="Source_20_Text"><text:span text:style-name="T20">gdb</text:span></text:span></text:h>
      <text:p text:style-name="P21"><text:span text:style-name="T14">Now we want to find which call scenario led to these NULL values and this crash.<text:line-break/>We use </text:span><text:span text:style-name="Source_20_Text"><text:span text:style-name="T19">gdb</text:span></text:span><text:span text:style-name="T14"> again to display the value of </text:span><text:span text:style-name="Source_20_Text"><text:span text:style-name="T19">member_snapshot</text:span></text:span><text:span text:style-name="T14"> with </text:span><text:span text:style-name="Source_20_Text"><text:span text:style-name="T19">print</text:span></text:span><text:span text:style-name="T14"> command. Notice:</text:span></text:p>
      <text:list xml:id="list684969575" text:style-name="L2">
        <text:list-item>
          <text:p text:style-name="P27"><text:span text:style-name="T14">the </text:span><text:span text:style-name="Source_20_Text"><text:span text:style-name="T19">set print pretty</text:span></text:span><text:span text:style-name="T14"> command to nicely display the structure content,</text:span></text:p>
        </text:list-item>
        <text:list-item>
          <text:p text:style-name="P27"><text:span text:style-name="T14">and the star (</text:span><text:span text:style-name="Source_20_Text"><text:span text:style-name="T19">*</text:span></text:span><text:span text:style-name="T14">) before structure name to display all the structure content.</text:span></text:p>
        </text:list-item>
      </text:list>
      <table:table table:name="Table7" table:style-name="Table7">
        <table:table-column table:style-name="Table7.A"/>
        <table:table-column table:style-name="Table7.B"/>
        <table:table-row>
          <table:table-cell table:style-name="Table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able:table-cell>
          <table:table-cell table:style-name="Table7.A1" office:value-type="string">
            <text:p text:style-name="P18">(gdb) set print pretty on</text:p>
            <text:p text:style-name="P18">(gdb) print *member_snapshot</text:p>
            <text:p text:style-name="P18">$6 = {</text:p>
            <text:p text:style-name="P19"><text:s text:c="2"/><text:span text:style-name="T13">__field_mgr_pool = 0x7f2d7401baa0,</text:span></text:p>
            <text:p text:style-name="P19"><text:s text:c="2"/><text:span text:style-name="T13">name = 0x7f2d7401bac2 "SIP/cobs82-00000001",</text:span></text:p>
            <text:p text:style-name="P19"><text:s text:c="2"/><text:span text:style-name="T13">uniqueid = 0x7f2d7401bade "1502980085.1",</text:span></text:p>
            <text:p text:style-name="P19"><text:s text:c="2"/><text:span text:style-name="T13">linkedid = 0x7f2d7401baee "1502980083.0",</text:span></text:p>
            <text:p text:style-name="P19"><text:s text:c="2"/><text:span text:style-name="T13">appl = 0x7f2d7401bafe "AppQueue",</text:span></text:p>
            <text:p text:style-name="P19"><text:s text:c="2"/><text:span text:style-name="T13">data = 0x7f2d7401bb0a "(Outgoing Line)",</text:span></text:p>
            <text:p text:style-name="P19"><text:s text:c="2"/><text:span text:style-name="T13">context = 0x7f2d7401bb1c "default",</text:span></text:p>
            <text:p text:style-name="P19"><text:s text:c="2"/><text:span text:style-name="T13">exten = 0x7f2d7401bb26 "s",</text:span></text:p>
            <text:p text:style-name="P19"><text:s text:c="2"/><text:span text:style-name="T13">accountcode = ...</text:span></text:p>
            <text:p text:style-name="P19"><text:s text:c="2"/><text:span text:style-name="T13">...</text:span></text:p>
          </table:table-cell>
        </table:table-row>
      </table:table>
      <text:p text:style-name="P15"><text:span text:style-name="T14">And here we find that the channel name is </text:span><text:span text:style-name="Strong_20_Emphasis"><text:span text:style-name="T15">SIP/cobs82-00000001</text:span></text:span><text:span text:style-name="T14">. So now we can trace this call in the asterisk full log to see what happened and try to analyze.</text:span></text:p>
      <text:p text:style-name="P21"><text:span text:style-name="T14">That’s it. I’m not at all an expert in this field, but here’s what I gathered from my little journey with </text:span><text:span text:style-name="Source_20_Text"><text:span text:style-name="T19">gdb</text:span></text:span><text:span text:style-name="T14"> and an asterisk coredump :-)<text:line-break/>In the end we were able to find the exact scenario leading to the crash and were also able to provide a fix.</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Consolas, Monaco, Menlo, Consolas,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7:45:46.158234866</meta:creation-date>
    <dc:date>2019-10-22T17:36:40.061271575</dc:date>
    <meta:editing-duration>PT1H52S</meta:editing-duration>
    <meta:editing-cycles>4</meta:editing-cycles>
    <meta:generator>LibreOffice/6.0.7.3$Linux_X86_64 LibreOffice_project/00m0$Build-3</meta:generator>
    <meta:document-statistic meta:table-count="7" meta:image-count="0" meta:object-count="0" meta:page-count="5" meta:paragraph-count="286" meta:word-count="1324" meta:character-count="9840" meta:non-whitespace-character-count="8455"/>
  </office:meta>
</office:document-meta>
</file>